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6" style:family="paragraph" style:parent-style-name="Table_20_Contents">
      <style:text-properties officeooo:rsid="004dc294" officeooo:paragraph-rsid="004dc294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officeooo:rsid="005a0b93" officeooo:paragraph-rsid="005a0b93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officeooo:rsid="005adfc3" officeooo:paragraph-rsid="005adfc3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officeooo:rsid="005cb6dc" officeooo:paragraph-rsid="005cb6dc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officeooo:rsid="005f9fdf" officeooo:paragraph-rsid="005f9fdf"/>
    </style:style>
    <style:style style:name="P2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2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0b93" officeooo:paragraph-rsid="005a0b93"/>
    </style:style>
    <style:style style:name="P2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2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dfc3" officeooo:paragraph-rsid="005beb35"/>
    </style:style>
    <style:style style:name="P2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f9fdf" officeooo:paragraph-rsid="005f9fdf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5542a"/>
    </style:style>
    <style:style style:name="T7" style:family="text">
      <style:text-properties officeooo:rsid="005840dd"/>
    </style:style>
    <style:style style:name="T8" style:family="text">
      <style:text-properties officeooo:rsid="005af46b"/>
    </style:style>
    <style:style style:name="T9" style:family="text">
      <style:text-properties officeooo:rsid="005beb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27" text:outline-level="1">Аппаратура.</text:h>
      <text:p text:style-name="P14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28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— не менее 6000А, <text:span text:style-name="T6">для вводного — 10000А.</text:span></text:p>
      <text:p text:style-name="P22">Отдельные автоматы:</text:p>
      <text:list xml:id="list6422602400469597224" text:style-name="L1">
        <text:list-item>
          <text:p text:style-name="P18">собственные нужды щита (розетка, освещение), трансформатор звонка, <text:span text:style-name="T8">управляющие цепи импульсных реле</text:span>;</text:p>
        </text:list-item>
        <text:list-item>
          <text:p text:style-name="P17">слаботочка и автоматика;</text:p>
        </text:list-item>
        <text:list-item>
          <text:p text:style-name="P19">ИБП;</text:p>
        </text:list-item>
        <text:list-item>
          <text:p text:style-name="P17">ПС.</text:p>
        </text:list-item>
      </text:list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7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 и туалете — УЗО 10 мА.</text:p>
      <text:p text:style-name="P12">Не более 5 линий на УЗО.</text:p>
      <text:p text:style-name="P24"><text:span text:style-name="T9">С</text:span>обственные нужды щита (розетка, освещение), трансформатор звонка, <text:span text:style-name="T8">управляющие цепи импульсных реле, слаботочка и автоматика — одно УЗО.</text:span></text:p>
      <text:p text:style-name="P24"/>
      <text:p text:style-name="P25">Рубильники и дистанционные расцепители:</text:p>
      <text:list xml:id="list7809722693379244111" text:style-name="L2">
        <text:list-item>
          <text:p text:style-name="P20">вводные;</text:p>
        </text:list-item>
        <text:list-item>
          <text:p text:style-name="P20">климатическое оборудование.</text:p>
        </text:list-item>
      </text:list>
      <text:p text:style-name="P7"/>
      <text:p text:style-name="P7">Вольтметр — Меандр ВАР-М01.</text:p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УЗМ-51м <text:span text:style-name="T2">или УЗМ-50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1,5 кв.мм <text:span text:style-name="T3">(освещение)</text:span></text:p>
          </table:table-cell>
          <table:table-cell table:style-name="Таблица1.B1" office:value-type="string">
            <text:p text:style-name="P16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16">1,5 кв.мм <text:span text:style-name="T3">(стационарное)</text:span></text:p>
          </table:table-cell>
          <table:table-cell table:style-name="Таблица1.B2" office:value-type="string">
            <text:p text:style-name="P16">10 А, тип C</text:p>
          </table:table-cell>
        </table:table-row>
        <text:soft-page-break/>
        <table:table-row>
          <table:table-cell table:style-name="Таблица1.A2" office:value-type="string">
            <text:p text:style-name="P16">2,5 кв.мм розетки</text:p>
          </table:table-cell>
          <table:table-cell table:style-name="Таблица1.B2" office:value-type="string">
            <text:p text:style-name="P16">16 А, <text:s/>тип B</text:p>
          </table:table-cell>
        </table:table-row>
        <table:table-row>
          <table:table-cell table:style-name="Таблица1.A2" office:value-type="string">
            <text:p text:style-name="P16">2,5 кв.мм стационарное</text:p>
          </table:table-cell>
          <table:table-cell table:style-name="Таблица1.B2" office:value-type="string">
            <text:p text:style-name="P16">16 А, <text:s/>тип С</text:p>
          </table:table-cell>
        </table:table-row>
        <table:table-row>
          <table:table-cell table:style-name="Таблица1.A2" office:value-type="string">
            <text:p text:style-name="P16">4 кв.мм стационарное</text:p>
          </table:table-cell>
          <table:table-cell table:style-name="Таблица1.B2" office:value-type="string">
            <text:p text:style-name="P16">20 А, <text:s/>тип С</text:p>
          </table:table-cell>
        </table:table-row>
        <table:table-row>
          <table:table-cell table:style-name="Таблица1.A2" office:value-type="string">
            <text:p text:style-name="P16">6 кв.мм стационарное</text:p>
          </table:table-cell>
          <table:table-cell table:style-name="Таблица1.B2" office:value-type="string">
            <text:p text:style-name="P16">32 А, <text:s/>тип С</text:p>
          </table:table-cell>
        </table:table-row>
      </table:table>
      <text:p text:style-name="P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06T00:15:44.884934956</dc:date>
    <meta:editing-duration>PT9H22M22S</meta:editing-duration>
    <meta:editing-cycles>68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53" meta:character-count="1618" meta:non-whitespace-character-count="1393"/>
  </office:meta>
</office:document-meta>
</file>